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</style:style>
    <style:style style:name="T1" style:family="text">
      <style:text-properties fo:color="#569cd6" loext:opacity="100%"/>
    </style:style>
    <style:style style:name="T2" style:family="text">
      <style:text-properties fo:color="#6a9955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f44747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2"><text:span text:style-name="T1">void</text:span><text:span text:style-name="T2"> // -&gt; 0 bit</text:span></text:p>
      <text:p text:style-name="P2"><text:span text:style-name="T1">signed</text:span> <text:span text:style-name="T1">char</text:span><text:span text:style-name="T2"> // -&gt; 1 octet -&gt; 8 bits -&gt; 10000001 127+1-&gt; -127 -&gt; 256 possibilites -&gt; -128-127</text:span></text:p>
      <text:p text:style-name="P2"><text:span text:style-name="T1">signed</text:span> <text:span text:style-name="T1">int</text:span> </text:p>
      <text:p text:style-name="P2"><text:span text:style-name="T1">unsigned</text:span> <text:span text:style-name="T1">char</text:span><text:span text:style-name="T2"> // 1 octet - 8 bits -&gt; 00000000 -&gt; 256 posssibilies -&gt; 0-255</text:span></text:p>
      <text:p text:style-name="P5"/>
      <text:p text:style-name="P2"><text:span text:style-name="T3">523</text:span><text:span text:style-name="T2"> // -&gt; base 30: 0123456789</text:span></text:p>
      <text:p text:style-name="P2"><text:span text:style-name="T3">500</text:span> <text:span text:style-name="T4">=</text:span> <text:span text:style-name="T3">5</text:span> <text:span text:style-name="T4">*</text:span> <text:span text:style-name="T3">100</text:span><text:span text:style-name="T2"> //100 = 10^2</text:span></text:p>
      <text:p text:style-name="P2"><text:span text:style-name="T3">20</text:span> <text:span text:style-name="T4">=</text:span> <text:span text:style-name="T3">2</text:span> <text:span text:style-name="T4">*</text:span> <text:span text:style-name="T3">10</text:span><text:span text:style-name="T2"> // 10 = 10^1</text:span></text:p>
      <text:p text:style-name="P2"><text:span text:style-name="T3">3</text:span> <text:span text:style-name="T4">=</text:span> <text:span text:style-name="T3">3</text:span> <text:span text:style-name="T4">*</text:span> <text:span text:style-name="T3">1</text:span><text:span text:style-name="T2"> // 10 = 10^0</text:span></text:p>
      <text:p text:style-name="P5"/>
      <text:p text:style-name="P2"><text:span text:style-name="T3">0xfa3</text:span><text:span text:style-name="T2"> // -&gt; base 16: 0123456789abcdef</text:span></text:p>
      <text:p text:style-name="P2"><text:span text:style-name="T3">200</text:span> <text:span text:style-name="T4">=</text:span> <text:span text:style-name="T3">2</text:span> <text:span text:style-name="T4">*</text:span> <text:span text:style-name="T3">16</text:span><text:span text:style-name="T4">^</text:span><text:span text:style-name="T3">2</text:span> (<text:span text:style-name="T3">256</text:span>) <text:span text:style-name="T4">=</text:span> <text:span text:style-name="T3">512</text:span>(en decimal)</text:p>
      <text:p text:style-name="P2">a0 <text:span text:style-name="T4">=</text:span> <text:span text:style-name="T5">a</text:span>(<text:span text:style-name="T3">10</text:span>) <text:span text:style-name="T4">*</text:span> <text:span text:style-name="T3">16</text:span><text:span text:style-name="T4">^</text:span><text:span text:style-name="T3">1</text:span> <text:span text:style-name="T4">=</text:span> <text:span text:style-name="T3">160</text:span></text:p>
      <text:p text:style-name="P2"><text:span text:style-name="T3">3</text:span> <text:span text:style-name="T4">=</text:span> <text:span text:style-name="T3">3</text:span>(en decimal) <text:span text:style-name="T4">=</text:span> <text:span text:style-name="T3">3</text:span></text:p>
      <text:p text:style-name="P5"/>
      <text:p text:style-name="P2">total: <text:span text:style-name="T3">675</text:span></text:p>
      <text:p text:style-name="P5"/>
      <text:p text:style-name="P2"><text:span text:style-name="T3">1111</text:span> <text:span text:style-name="T3">1110</text:span> <text:span text:style-name="T4">-&gt;</text:span> <text:span text:style-name="T3">1</text:span> octet <text:span text:style-name="T4">-&gt;</text:span> <text:span text:style-name="T3">256</text:span></text:p>
      <text:p text:style-name="P2">fe <text:span text:style-name="T6">1b</text:span> ae <text:span text:style-name="T6">1c</text:span> <text:span text:style-name="T4">-&gt;</text:span> <text:span text:style-name="T1">int</text:span> <text:span text:style-name="T4">-&gt;</text:span> <text:span text:style-name="T3">32</text:span> bits <text:span text:style-name="T4">-&gt;</text:span> <text:span text:style-name="T3">4</text:span> octets</text:p>
      <text:p text:style-name="P2">ae <text:span text:style-name="T4">-&gt;</text:span> <text:span text:style-name="T1">char</text:span> <text:span text:style-name="T4">-&gt;</text:span> <text:span text:style-name="T3">8</text:span> bits <text:span text:style-name="T4">-&gt;</text:span> <text:span text:style-name="T3">1</text:span> octet</text:p>
      <text:p text:style-name="P5"/>
      <text:p text:style-name="P2"><text:span text:style-name="T1">unsigned</text:span> <text:span text:style-name="T1">char</text:span> myChar <text:span text:style-name="T4">=</text:span> <text:span text:style-name="T3">127</text:span>;</text:p>
      <text:p text:style-name="P2"><text:span text:style-name="T7">myChar</text:span> <text:span text:style-name="T4">+</text:span> <text:span text:style-name="T3">5</text:span><text:span text:style-name="T2"> // -&gt; 132</text:span></text:p>
      <text:p text:style-name="P5"/>
      <text:p text:style-name="P2"><text:span text:style-name="T1">char</text:span> </text:p>
      <text:p text:style-name="P3">int</text:p>
      <text:p text:style-name="P2"><text:span text:style-name="T1">float</text:span><text:span text:style-name="T2"> // -&gt; 4 octets -&gt; 32 bits 2,4M 65m -&gt; </text:span></text:p>
      <text:p text:style-name="P2"><text:span text:style-name="T1">double</text:span><text:span text:style-name="T2"> // -&gt; 8 octets -&gt; 64 bits</text:span></text:p>
      <text:p text:style-name="P5"/>
      <text:p text:style-name="P3">unsigned</text:p>
      <text:p text:style-name="P3">signed</text:p>
      <text:p text:style-name="P5"/>
      <text:p text:style-name="P2"><text:span text:style-name="T1">short</text:span> myShrot;<text:span text:style-name="T2"> // 2 octets -&gt; 16 bits</text:span></text:p>
      <text:p text:style-name="P2"><text:span text:style-name="T1">long</text:span> <text:span text:style-name="T7">myLong</text:span>;<text:span text:style-name="T2"> // -&gt; 4 octets -&gt; 32 bits, sys 64 bits -&gt; 8 octets</text:span></text:p>
      <text:p text:style-name="P2"><text:span text:style-name="T1">long</text:span> <text:span text:style-name="T1">long</text:span><text:span text:style-name="T2"> // -&gt; 8 octets -&gt; FORCEMENT 64 bits</text:span></text:p>
      <text:p text:style-name="P5"/>
      <text:p text:style-name="P2"><text:span text:style-name="T1">char</text:span> <text:span text:style-name="T7">myChar</text:span> <text:span text:style-name="T4">=</text:span> <text:span text:style-name="T8">'&amp;'</text:span><text:span text:style-name="T2"> // -&gt; 256 avaleurs suffisent POUR ASCII</text:span></text:p>
      <text:p text:style-name="P2"><text:span text:style-name="T1">short</text:span> myBigChar <text:span text:style-name="T4">=</text:span> <text:span text:style-name="T8">'😀'</text:span><text:span text:style-name="T2"> // UTF-8 -&gt; plus de valeurs pour gerer les autres characteres</text:span></text:p>
      <text:p text:style-name="P2"><text:span text:style-name="T3">00001110</text:span> <text:span text:style-name="T3">01001100</text:span></text:p>
      <text:p text:style-name="P2"><text:span text:style-name="T1">char</text:span> myChar <text:span text:style-name="T4">=</text:span> <text:span text:style-name="T8">'a'</text:span>;<text:span text:style-name="T2"> // -&gt; 97</text:span></text:p>
      <text:p text:style-name="P2"><text:span text:style-name="T1">char</text:span> <text:span text:style-name="T7">myChar</text:span> <text:span text:style-name="T4">=</text:span> <text:span text:style-name="T3">97</text:span>;</text:p>
      <text:p text:style-name="P5"/>
      <text:p text:style-name="P2"><text:span text:style-name="T1">void</text:span> <text:span text:style-name="T5">displayWindow</text:span>()</text:p>
      <text:p text:style-name="P5"/>
      <text:p text:style-name="P2"><text:span text:style-name="T1">int</text:span> <text:span text:style-name="T7">multiplyAddThree</text:span>(<text:span text:style-name="T1">int</text:span> <text:span text:style-name="T7">x</text:span>, <text:span text:style-name="T1">int</text:span> <text:span text:style-name="T7">y</text:span>) {</text:p>
      <text:p text:style-name="P2"><text:span text:style-name="T1">int</text:span> multiple;</text:p>
      <text:p text:style-name="P2">multiple <text:span text:style-name="T4">=</text:span> x <text:span text:style-name="T4">*</text:span> y</text:p>
      <text:p text:style-name="P2"><text:soft-page-break/><text:span text:style-name="T9">return</text:span> multiple <text:span text:style-name="T4">+</text:span> <text:span text:style-name="T3">3</text:span>;</text:p>
      <text:p text:style-name="P2">}</text:p>
      <text:p text:style-name="P5"/>
      <text:p text:style-name="P2"><text:span text:style-name="T1">int</text:span> <text:span text:style-name="T5">main</text:span>() {</text:p>
      <text:p text:style-name="P2"><text:span text:style-name="T1">int</text:span> result;</text:p>
      <text:p text:style-name="P5"/>
      <text:p text:style-name="P2"><text:span text:style-name="T5">displayWindow</text:span>();</text:p>
      <text:p text:style-name="P4">// scanf poru recuperer les results</text:p>
      <text:p text:style-name="P5"/>
      <text:p text:style-name="P2"><text:span text:style-name="T7">result</text:span> <text:span text:style-name="T4">=</text:span> <text:span text:style-name="T5">multiplyAddThree</text:span>(scanf1, scanf2);</text:p>
      <text:p text:style-name="P2"><text:span text:style-name="T5">printf</text:span>(<text:span text:style-name="T8">"</text:span><text:span text:style-name="T7">%d</text:span><text:span text:style-name="T10">\n</text:span><text:span text:style-name="T8">"</text:span>, <text:span text:style-name="T7">result</text:span>);</text:p>
      <text:p text:style-name="P2"><text:span text:style-name="T9">return</text:span>(<text:span text:style-name="T3">0</text:span>);</text:p>
      <text:p text:style-name="P2">};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53:15.303693612</meta:creation-date>
    <dc:date>2024-08-06T10:53:44.156755619</dc:date>
    <meta:editing-duration>PT29S</meta:editing-duration>
    <meta:editing-cycles>1</meta:editing-cycles>
    <meta:document-statistic meta:table-count="0" meta:image-count="0" meta:object-count="0" meta:page-count="2" meta:paragraph-count="47" meta:word-count="276" meta:character-count="1271" meta:non-whitespace-character-count="1037"/>
    <meta:generator>LibreOffice/24.2.4.2$Linux_X86_64 LibreOffice_project/420$Build-2</meta:generator>
  </office:meta>
</office:document-meta>
</file>